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aftar_20_pustaka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T1" style:family="text">
      <style:text-properties fo:color="#000000" style:font-name="Times New Roman" fo:font-size="12pt" style:font-size-asian="12pt" style:font-name-complex="Times New Roman1" style:font-size-complex="12pt"/>
    </style:style>
    <style:style style:name="T2" style:family="text">
      <style:text-properties fo:color="#000000" style:font-name="Times New Roman" fo:font-size="12pt" style:font-size-asian="12pt" style:font-name-complex="Times New Roman1" style:font-size-complex="12pt" style:font-weight-complex="bold"/>
    </style:style>
    <style:style style:name="T3" style:family="text">
      <style:text-properties fo:color="#000000" style:font-name="Times New Roman" fo:font-size="12pt" fo:font-style="italic" style:font-size-asian="12pt" style:font-style-asian="italic" style:font-name-complex="Times New Roman1" style:font-size-complex="12pt" style:font-style-complex="italic" style:font-weight-complex="bold"/>
    </style:style>
    <style:style style:name="T4" style:family="text">
      <style:text-properties officeooo:rsid="00098df6"/>
    </style:style>
    <style:style style:name="T5" style:family="text">
      <style:text-properties officeooo:rsid="000a202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FTAR PUSTAKA</text:p>
      <text:p text:style-name="daftar_20_pustaka"/>
      <text:p text:style-name="daftar_20_pustaka"/>
      <text:p text:style-name="daftar_20_pustaka"/>
      <text:p text:style-name="daftar_20_pustaka">Kyle Rankin, 2008, Knoppix Hacks, TM Second Edition, United States of <text:tab/>America, O’Reilly Media, Inc</text:p>
      <text:p text:style-name="daftar_20_pustaka"/>
      <text:p text:style-name="daftar_20_pustaka">Nabil LITAYEM, 2011,Building XenoBuntu Linux Distribution for Teaching</text:p>
      <text:p text:style-name="daftar_20_pustaka"><text:tab/>and Prototyping Real-Time Operating Systems, TUNISIA, University of <text:tab/>Carthage</text:p>
      <text:p text:style-name="daftar_20_pustaka"/>
      <text:p text:style-name="daftar_20_pustaka">Richard Stallman, 2016, GNU Coding Standards, 6 Free Software Foundation, Inc</text:p>
      <text:p text:style-name="daftar_20_pustaka"/>
      <text:p text:style-name="daftar_20_pustaka">The Ubuntu Manual Team, 2016, Getting Started with Ubuntu 16.04, <text:tab/><text:a xlink:type="simple" xlink:href="http://ubuntu-manual.org/" text:style-name="Internet_20_link" text:visited-style-name="Visited_20_Internet_20_Link">http://ubuntu-manual.org</text:a></text:p>
      <text:p text:style-name="daftar_20_pustaka"/>
      <text:p text:style-name="daftar_20_pustaka">Wahyu Agung (2010) Sistem Operasi (SO, atau dalam bahasa Inggris: Operating <text:tab/>System atau OS), Balik Papan.</text:p>
      <text:p text:style-name="daftar_20_pustaka"/>
      <text:p text:style-name="daftar_20_pustaka"><text:span text:style-name="T1">Yono A.K.A. Putra Linuz Blora (2011) </text:span><text:span text:style-name="T2">buku manual </text:span><text:span text:style-name="T1">manux </text:span><text:span text:style-name="T3">1.1 (</text:span><text:span text:style-name="T1">first edition</text:span><text:span text:style-name="T3">)</text:span></text:p>
      <text:p text:style-name="daftar_20_pustaka"><text:tab/>good linux from java.</text:p>
      <text:p text:style-name="daftar_20_pustaka"/>
      <text:p text:style-name="daftar_20_pustaka"/>
      <text:p text:style-name="daftar_20_pustaka"><text:a xlink:type="simple" xlink:href="https://www.gnu.org/home.en.html" text:style-name="Internet_20_link" text:visited-style-name="Visited_20_Internet_20_Link">https://www.gnu.org/home.en.html</text:a> <text:span text:style-name="T5">di akses pada 3 april 2018</text:span></text:p>
      <text:p text:style-name="daftar_20_pustaka"/>
      <text:p text:style-name="daftar_20_pustaka"><text:a xlink:type="simple" xlink:href="https://en.wikipedia.org/wiki/Software_remastering" text:style-name="Internet_20_link" text:visited-style-name="Visited_20_Internet_20_Link">https://en.wikipedia.org/wiki/Software_remastering</text:a> <text:span text:style-name="T4">di akses pada 25 april 2018</text:span></text:p>
      <text:p text:style-name="daftar_20_pustaka"/>
      <text:p text:style-name="daftar_20_pustaka"><text:a xlink:type="simple" xlink:href="https://id.wikipedia.org/wiki/Linux" text:style-name="Internet_20_link" text:visited-style-name="Visited_20_Internet_20_Link">https://id.wikipedia.org/wiki/Linux</text:a> <text:span text:style-name="T5">di akses pada 25 april 2018</text:span></text:p>
      <text:p text:style-name="daftar_20_pustaka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id" fo:country="ID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daftar_20_pustaka" style:display-name="daftar pustaka" style:family="paragraph">
      <loext:graphic-properties draw:fill="none" draw:fill-color="#729fcf"/>
      <style:paragraph-properties fo:margin-left="0cm" fo:margin-right="0cm" fo:text-align="justify" style:justify-single-word="false" fo:text-indent="0cm" style:auto-text-indent="false" fo:background-color="transparent" style:shadow="none">
        <style:tab-stops>
          <style:tab-stop style:position="1cm"/>
        </style:tab-stops>
      </style:paragraph-properties>
      <style:text-properties style:font-name="Liberation Serif" fo:font-family="'Liberation Serif'" style:font-style-name="Regular" style:font-family-generic="roman" style:font-pitch="variable" fo:font-size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5:42:00</meta:creation-date>
    <meta:initial-creator>kuriyanto</meta:initial-creator>
    <dc:language>id-ID</dc:language>
    <meta:print-date>2018-05-30T14:42:55.777064501</meta:print-date>
    <dc:date>2018-05-30T14:43:57.085921758</dc:date>
    <meta:editing-cycles>14</meta:editing-cycles>
    <meta:editing-duration>PT1H10M52S</meta:editing-duration>
    <meta:generator>LibreOffice/6.0.3.2$Linux_X86_64 LibreOffice_project/00m0$Build-2</meta:generator>
    <meta:document-statistic meta:table-count="0" meta:image-count="0" meta:object-count="0" meta:page-count="1" meta:paragraph-count="12" meta:word-count="109" meta:character-count="830" meta:non-whitespace-character-count="72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